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ee60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3201" officeooo:paragraph-rsid="0040320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486a1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6a17" officeooo:paragraph-rsid="00486a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8f77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officeooo:rsid="00403201" officeooo:paragraph-rsid="0040320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c0208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6178d" officeooo:paragraph-rsid="0056178d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8f77f" officeooo:paragraph-rsid="0048f77f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2f3c0" officeooo:paragraph-rsid="005d250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2f3c0" officeooo:paragraph-rsid="005d250f" style:font-size-asian="12pt" style:font-weight-asian="normal" style:font-size-complex="12pt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253dd" officeooo:paragraph-rsid="005d250f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5ce6d" officeooo:paragraph-rsid="0045ce6d" style:font-size-asian="12pt" style:font-size-complex="12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ae4fb" officeooo:paragraph-rsid="004ae4fb" style:font-size-asian="12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03201" style:font-size-asian="12pt" style:font-size-complex="12pt"/>
    </style:style>
    <style:style style:name="P21" style:family="paragraph" style:parent-style-name="Standard" style:list-style-name="L7">
      <style:text-properties style:font-name="DejaVu Sans Condensed" fo:font-size="12pt" officeooo:rsid="005bbd51" officeooo:paragraph-rsid="005bbd51" style:font-size-asian="12pt" style:font-size-complex="12pt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bold" officeooo:rsid="00486a17" officeooo:paragraph-rsid="0048f77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5d250f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45ce6d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48f77f"/>
    </style:style>
    <style:style style:name="P26" style:family="paragraph" style:parent-style-name="Standard" style:list-style-name="L9">
      <style:paragraph-properties fo:text-align="start" style:justify-single-word="false"/>
      <style:text-properties officeooo:paragraph-rsid="005d250f"/>
    </style:style>
    <style:style style:name="P27" style:family="paragraph" style:parent-style-name="Standard">
      <style:paragraph-properties fo:text-align="start" style:justify-single-word="false"/>
      <style:text-properties officeooo:paragraph-rsid="005d250f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403201" officeooo:paragraph-rsid="00403201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48f77f" officeooo:paragraph-rsid="0048f77f"/>
    </style:style>
    <style:style style:name="P30" style:family="paragraph" style:parent-style-name="Standard" style:list-style-name="L6">
      <style:paragraph-properties fo:text-align="start" style:justify-single-word="false"/>
      <style:text-properties fo:font-weight="bold" officeooo:paragraph-rsid="0048f77f" style:font-weight-asian="bold" style:font-weight-complex="bold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4ae4fb" officeooo:paragraph-rsid="004ae4fb"/>
    </style:style>
    <style:style style:name="P32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1e14" officeooo:paragraph-rsid="005d250f" style:font-size-asian="12pt" style:font-weight-asian="normal" style:font-size-complex="12pt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3f8d" officeooo:paragraph-rsid="005d250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86a17" officeooo:paragraph-rsid="005d250f" style:font-size-asian="12pt" style:font-weight-asian="bold" style:font-size-complex="12pt" style:font-weight-complex="bold"/>
    </style:style>
    <style:style style:name="P35" style:family="paragraph" style:parent-style-name="Standard" style:list-style-name="L9">
      <style:paragraph-properties fo:text-align="start" style:justify-single-word="false"/>
      <style:text-properties officeooo:rsid="004052dc" officeooo:paragraph-rsid="005d250f"/>
    </style:style>
    <style:style style:name="P36" style:family="paragraph" style:parent-style-name="Standard" style:list-style-name="L9">
      <style:paragraph-properties fo:text-align="start" style:justify-single-word="false"/>
      <style:text-properties officeooo:rsid="0057374e" officeooo:paragraph-rsid="005d250f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79cd7"/>
    </style:style>
    <style:style style:name="T3" style:family="text">
      <style:text-properties style:text-line-through-style="none" style:text-line-through-type="none" officeooo:rsid="004609d1"/>
    </style:style>
    <style:style style:name="T4" style:family="text">
      <style:text-properties style:text-line-through-style="none" style:text-line-through-type="none" officeooo:rsid="0045ce6d"/>
    </style:style>
    <style:style style:name="T5" style:family="text">
      <style:text-properties style:text-line-through-style="none" style:text-line-through-type="none" officeooo:rsid="00403201"/>
    </style:style>
    <style:style style:name="T6" style:family="text">
      <style:text-properties style:text-line-through-style="none" style:text-line-through-type="none" officeooo:rsid="005c2e1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4bfc4" style:font-weight-asian="normal" style:font-weight-complex="normal"/>
    </style:style>
    <style:style style:name="T9" style:family="text">
      <style:text-properties fo:font-weight="normal" officeooo:rsid="00403201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ee60d" style:font-weight-asian="bold" style:font-weight-complex="bold"/>
    </style:style>
    <style:style style:name="T12" style:family="text">
      <style:text-properties fo:font-weight="bold" officeooo:rsid="0054abc3" style:font-weight-asian="bold" style:font-weight-complex="bold"/>
    </style:style>
    <style:style style:name="T13" style:family="text">
      <style:text-properties fo:font-weight="bold" officeooo:rsid="0056178d" style:font-weight-asian="bold" style:font-weight-complex="bold"/>
    </style:style>
    <style:style style:name="T14" style:family="text">
      <style:text-properties fo:font-weight="bold" officeooo:rsid="00403201" style:font-weight-asian="bold" style:font-weight-complex="bold"/>
    </style:style>
    <style:style style:name="T15" style:family="text">
      <style:text-properties fo:font-weight="bold" officeooo:rsid="00591e14" style:font-weight-asian="bold" style:font-weight-complex="bold"/>
    </style:style>
    <style:style style:name="T16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8f77f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033a8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ae4fb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52f3c0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4052dc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531475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4253dd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8f77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6178d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5ab22c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53f088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5cc4b8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59e528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5a2c6d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505079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52ed1e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52f3c0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4052dc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4253dd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5d250f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officeooo:rsid="00486a17" style:font-size-asian="12pt" style:font-size-complex="12pt"/>
    </style:style>
    <style:style style:name="T45" style:family="text">
      <style:text-properties style:font-name="DejaVu Sans Condensed" fo:font-size="12pt" officeooo:rsid="0048f77f" style:font-size-asian="12pt" style:font-size-complex="12pt"/>
    </style:style>
    <style:style style:name="T46" style:family="text">
      <style:text-properties officeooo:rsid="0057a8f0"/>
    </style:style>
    <style:style style:name="T47" style:family="text">
      <style:text-properties officeooo:rsid="0052f3c0"/>
    </style:style>
    <style:style style:name="T48" style:family="text">
      <style:text-properties officeooo:rsid="00553f8d"/>
    </style:style>
    <style:style style:name="T49" style:family="text">
      <style:text-properties officeooo:rsid="005d25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1">3</text:span><text:span text:style-name="T35">0</text:span><text:span text:style-name="T32">1</text:span><text:span text:style-name="T30"> - </text:span><text:span text:style-name="T31">Flight - Takeoff, Landing, RWR</text:span><text:span text:style-name="T33">, </text:span><text:span text:style-name="T43">Navigation, Autopilot</text:span></text:p>
      <text:p text:style-name="P2"/>
      <text:p text:style-name="P8"><text:span text:style-name="T11">T</text:span><text:span text:style-name="T10">akeoff</text:span></text:p>
      <text:list xml:id="list247899717" text:style-name="L3">
        <text:list-item>
          <text:p text:style-name="P24"><text:span text:style-name="T27">F</text:span><text:span text:style-name="T28">laps</text:span><text:span text:style-name="T19"> ... </text:span><text:span text:style-name="T29">Up</text:span><text:span text:style-name="T20">.</text:span></text:p>
        </text:list-item>
        <text:list-item>
          <text:p text:style-name="P19"><text:span text:style-name="T8">B</text:span><text:span text:style-name="T7">egin takeoff run.</text:span></text:p>
        </text:list-item>
        <text:list-item>
          <text:p text:style-name="P20"><text:span text:style-name="T9">Rotate at </text:span><text:span text:style-name="T12">2</text:span><text:span text:style-name="T13">7</text:span><text:span text:style-name="T12">0 kph</text:span><text:span text:style-name="T9">.</text:span></text:p>
        </text:list-item>
      </text:list>
      <text:p text:style-name="P5"/>
      <text:p text:style-name="P3">Landing</text:p>
      <text:list xml:id="list666069494" text:style-name="L4">
        <text:list-item>
          <text:p text:style-name="P12">Under <text:span text:style-name="T10">400 kph</text:span>, put down <text:span text:style-name="T10">gear and flaps</text:span>.</text:p>
        </text:list-item>
        <text:list-item>
          <text:p text:style-name="P12">Landing speed ~220 to 240 kph.??</text:p>
        </text:list-item>
        <text:list-item>
          <text:p text:style-name="P13">Keep vertical speed low, landing gear is weak.</text:p>
        </text:list-item>
        <text:list-item>
          <text:p text:style-name="P28"><text:span text:style-name="T16">Use </text:span><text:span text:style-name="T25">drag chute</text:span><text:span text:style-name="T16"> if needed (</text:span><text:span text:style-name="T25">Shift-T5 down</text:span><text:span text:style-name="T16">). <text:s/></text:span><text:span text:style-name="T18">WARNING Don't press the button again until you want to drop the chute.</text:span></text:p>
        </text:list-item>
      </text:list>
      <text:p text:style-name="P6"/>
      <text:p text:style-name="P4">RWR</text:p>
      <text:list xml:id="list92652281" text:style-name="L5">
        <text:list-item>
          <text:p text:style-name="P14">Light in <text:span text:style-name="T10">outer ring of large circles</text:span> indicates <text:span text:style-name="T10">primary threat direction</text:span>.</text:p>
        </text:list-item>
        <text:list-item>
          <text:p text:style-name="P14">Lights in <text:span text:style-name="T10">small dots just inside those</text:span> indicates <text:span text:style-name="T10">secondary threats</text:span>.</text:p>
        </text:list-item>
        <text:list-item>
          <text:p text:style-name="P25"><text:span text:style-name="T17">Ring of </text:span><text:span text:style-name="T26">dashed lines on the inside</text:span><text:span text:style-name="T17"> indicates </text:span><text:span text:style-name="T26">range/signal strength of primary threat</text:span><text:span text:style-name="T17">, weakest is all the way to the right, and getting stronger to the left. <text:s/>Ownship marker is the triangle at the left.</text:span></text:p>
        </text:list-item>
        <text:list-item>
          <text:p text:style-name="P29"><text:span text:style-name="T16">Lights in </text:span><text:span text:style-name="T25">bottom row of dashes and letters</text:span><text:span text:style-name="T16"> is </text:span><text:span text:style-name="T25">primary (dashes)</text:span><text:span text:style-name="T16"> and </text:span><text:span text:style-name="T25">secondary (letters)</text:span><text:span text:style-name="T16"> threat:</text:span></text:p>
        </text:list-item>
      </text:list>
      <text:list xml:id="list3991511138" text:style-name="L6">
        <text:list-item>
          <text:list>
            <text:list-item>
              <text:p text:style-name="P22"><text:s text:c="5"/>П<text:tab/><text:tab/> <text:s text:c="4"/>З<text:tab/><text:tab/> <text:s text:c="4"/>X<text:tab/><text:tab/> <text:s text:c="4"/>H<text:tab/><text:tab/> <text:s text:c="4"/>F<text:tab/><text:tab/> <text:s text:c="3"/>C</text:p>
            </text:list-item>
            <text:list-item>
              <text:p text:style-name="P30"><text:span text:style-name="T45">AI</text:span><text:span text:style-name="T44"> radar<text:tab/></text:span><text:span text:style-name="T45">LR</text:span><text:span text:style-name="T44"> radar<text:tab/></text:span><text:span text:style-name="T45">MR</text:span><text:span text:style-name="T44"> radar<text:tab/></text:span><text:span text:style-name="T45">SR</text:span><text:span text:style-name="T44"> radar<text:tab/></text:span><text:span text:style-name="T45">EW</text:span><text:span text:style-name="T44"> radar<text:tab/></text:span><text:span text:style-name="T45">AWACS</text:span></text:p>
            </text:list-item>
          </text:list>
        </text:list-item>
        <text:list-item>
          <text:p text:style-name="P31"><text:span text:style-name="T26">B</text:span><text:span text:style-name="T17"> </text:span><text:span text:style-name="T16">and </text:span><text:span text:style-name="T25">H</text:span><text:span text:style-name="T16"> lights in the center of the plane show relative elevation of primary threat. <text:s/>If both are lit, threat is co-altitude.</text:span></text:p>
        </text:list-item>
        <text:list-item>
          <text:p text:style-name="P31"><text:span text:style-name="T25">Red flashing circle</text:span><text:span text:style-name="T16"> in the center around the plane is </text:span><text:span text:style-name="T25">radar lock warning</text:span><text:span text:style-name="T16">.</text:span></text:p>
        </text:list-item>
        <text:list-item>
          <text:p text:style-name="P31"><text:span text:style-name="T16">Press </text:span><text:span text:style-name="T25">Shift-E1 press</text:span><text:span text:style-name="T16"> to toggle RWR to filter out acquisition radars.</text:span></text:p>
        </text:list-item>
      </text:list>
      <text:p text:style-name="P7"/>
      <text:p text:style-name="P27"><text:span text:style-name="T41">Navigation</text:span></text:p>
      <text:list xml:id="list2052284582" text:style-name="L9">
        <text:list-item>
          <text:p text:style-name="P35"><text:span text:style-name="T16">Press </text:span><text:span text:style-name="T25">B5</text:span><text:span text:style-name="T16"> to cycle NAV Master Modes: No Task, </text:span><text:span text:style-name="T21">En </text:span><text:span text:style-name="T16">Route, Return, and Landing.</text:span></text:p>
        </text:list-item>
        <text:list-item>
          <text:p text:style-name="P26"><text:span text:style-name="T21">Nav m</text:span><text:span text:style-name="T22">ode is indicated </text:span><text:span text:style-name="T21">in bottom left of HUD, and distance is shown in bottom center. <text:s/></text:span><text:span text:style-name="T23">Modes</text:span><text:span text:style-name="T22">:</text:span></text:p>
          <text:list>
            <text:list-item>
              <text:p text:style-name="P26"><text:span text:style-name="T41">No Task</text:span><text:span text:style-name="T22"> -- </text:span><text:span text:style-name="T21">Nothing in the HUD</text:span><text:span text:style-name="T22">.</text:span></text:p>
            </text:list-item>
            <text:list-item>
              <text:p text:style-name="P35"><text:span text:style-name="T42">En </text:span><text:span text:style-name="T25">Route</text:span><text:span text:style-name="T16"> -- </text:span><text:span text:style-name="T21">"ENR" in HUD. <text:s/></text:span><text:span text:style-name="T24">Navigates to regular pre-planned waypoints.</text:span></text:p>
            </text:list-item>
            <text:list-item>
              <text:p text:style-name="P35"><text:span text:style-name="T25">Return</text:span><text:span text:style-name="T16"> -- </text:span><text:span text:style-name="T21">"RTN" in HUD. <text:s/></text:span><text:span text:style-name="T24">Navigates to the runway approach point </text:span><text:span text:style-name="T21">for the selected airport ID (see list on next page)</text:span><text:span text:style-name="T16">.</text:span></text:p>
            </text:list-item>
            <text:list-item>
              <text:p text:style-name="P35"><text:span text:style-name="T25">Landing</text:span><text:span text:style-name="T16"> -- </text:span><text:span text:style-name="T21">"LNDG" in HUD. <text:s/></text:span><text:span text:style-name="T24">Navigates to the end of the actual runway </text:span><text:span text:style-name="T21">for the selected airport ID (see list on next page)</text:span><text:span text:style-name="T24">.</text:span></text:p>
            </text:list-item>
            <text:list-item>
              <text:p text:style-name="P36"><text:span text:style-name="T24">C</text:span><text:span text:style-name="T16">urrent waypoint can be seen in the MFD in certain modes (A2G mode and NAV modes other than No Task).</text:span></text:p>
            </text:list-item>
          </text:list>
        </text:list-item>
        <text:list-item>
          <text:p text:style-name="P15">HSI indicator also shows navigation information:</text:p>
          <text:list>
            <text:list-item>
              <text:p text:style-name="P17">Distance to the next waypoint i<text:span text:style-name="T47">n top left corner.</text:span></text:p>
            </text:list-item>
            <text:list-item>
              <text:p text:style-name="P15">Green needle with a diamond is the direct bearing to the waypoint.</text:p>
            </text:list-item>
            <text:list-item>
              <text:p text:style-name="P15">Double-line white arrow is the course deviation indicator. <text:s/>The CDI shows a bearing to get back onto the line between the previous and current waypoints, and is what the autopilot Route Following mode will follow.</text:p>
            </text:list-item>
          </text:list>
        </text:list-item>
      </text:list>
      <text:p text:style-name="P16"/>
      <text:p text:style-name="P34">Autopilot -- <text:span text:style-name="T48">WIP/TODO</text:span></text:p>
      <text:list xml:id="list3141043387" text:style-name="L10">
        <text:list-item>
          <text:p text:style-name="P33">Press <text:span text:style-name="T10">shift-Trim Hat </text:span><text:span text:style-name="T15">d</text:span><text:span text:style-name="T10">own</text:span> for level autopilot.</text:p>
        </text:list-item>
        <text:list-item>
          <text:p text:style-name="P33">Press <text:span text:style-name="T10">shift-Trim Hat </text:span><text:span text:style-name="T15">u</text:span><text:span text:style-name="T10">p</text:span> or <text:span text:style-name="T10">shift-Trigger </text:span><text:span text:style-name="T15">2nd Stage</text:span> to disengage AP.</text:p>
        </text:list-item>
        <text:list-item>
          <text:p text:style-name="P33">You can also disengage by moving the stick more than a certain amount, but that may mess up your trim.</text:p>
        </text:list-item>
        <text:list-item>
          <text:p text:style-name="P32"><text:span text:style-name="T5">Hold </text:span><text:span text:style-name="T14">shift-Trigger 1st Stage</text:span><text:span text:style-name="T5"> to temporarily override autopilot. <text:s/>When released, autopilot will be reset to current altitude and heading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8T12:36:09.339000000</dc:date>
    <meta:editing-duration>PT10H1M38S</meta:editing-duration>
    <meta:editing-cycles>6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466" meta:character-count="2551" meta:non-whitespace-character-count="2110"/>
  </office:meta>
</office:document-meta>
</file>